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634in"/>
    </style:style>
    <style:style style:name="co4" style:family="table-column">
      <style:table-column-properties fo:break-before="auto" style:column-width="5.0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 style:data-style-name="N1">
      <style:table-cell-properties fo:background-color="#00a933"/>
    </style:style>
    <style:style style:name="ce3" style:family="table-cell" style:parent-style-name="Default" style:data-style-name="N1"/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2"/>
    <style:style style:name="ce10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2" office:value-type="string" calcext:value-type="string">
            <text:p>ANY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4"/>
          <table:table-cell office:value-type="string" calcext:value-type="string">
            <text:p>Total Any</text:p>
          </table:table-cell>
          <table:table-cell table:style-name="ce3" table:formula="of:=SUM([.C2:.C100])" office:value-type="float" office:value="183" calcext:value-type="float">
            <text:p>183</text:p>
          </table:table-cell>
          <table:table-cell table:number-columns-repeated="3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Blaze, Learned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/>
          <table:table-cell office:value-type="string" calcext:value-type="string">
            <text:p>Total W</text:p>
          </table:table-cell>
          <table:table-cell table:style-name="ce3" table:formula="of:=SUM([.D2:.D100])"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Blaze, Learn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aze, Pretty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otal B</text:p>
          </table:table-cell>
          <table:table-cell table:style-name="ce3" table:formula="of:=SUM([.E2:.E100])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Blaze, Pretty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ister, Smart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otal U</text:p>
          </table:table-cell>
          <table:table-cell table:style-name="ce3" table:formula="of:=SUM([.F2:.F100])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Blister, Smar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lue, Flamesilk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R</text:p>
          </table:table-cell>
          <table:table-cell table:style-name="ce3" table:formula="of:=SUM([.G2:.G100])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Blue, Flamesilk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oa, Immortal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otal G</text:p>
          </table:table-cell>
          <table:table-cell table:style-name="ce3" table:formula="of:=SUM([.H2:.H100])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Boa, Immortal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Burn, Strong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urn, Strong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hameleon, Shapeshifter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tal Cards:</text:p>
          </table:table-cell>
          <table:table-cell table:formula="of:=COUNTA([.A2:.A100])" office:value-type="float" office:value="55" calcext:value-type="float">
            <text:p>55</text:p>
          </table:table-cell>
          <table:table-cell table:style-name="ce3"/>
          <table:table-cell table:number-columns-repeated="2"/>
          <table:table-cell office:value-type="string" calcext:value-type="string">
            <text:p>Chameleon, Shapeshif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lay, Defen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otal Cost:</text:p>
          </table:table-cell>
          <table:table-cell table:formula="of:=SUM([.K1:.K6])" office:value-type="float" office:value="292" calcext:value-type="float">
            <text:p>292</text:p>
          </table:table-cell>
          <table:table-cell table:number-columns-repeated="3"/>
          <table:table-cell office:value-type="string" calcext:value-type="string">
            <text:p>Clay, Defen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learsight, Se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Total Colors:</text:p>
          </table:table-cell>
          <table:table-cell table:formula="of:=SUM([.K2:.K6])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Clearsight, Se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oral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Average: </text:p>
          </table:table-cell>
          <table:table-cell table:style-name="ce5" table:formula="of:=SUM([.K1:.K6]) / [.K8]" office:value-type="float" office:value="5.30909090909091" calcext:value-type="float">
            <text:p>5.31</text:p>
          </table:table-cell>
          <table:table-cell table:number-columns-repeated="3"/>
          <table:table-cell office:value-type="string" calcext:value-type="string">
            <text:p>Coral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Cricket, Scientist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Cricket, Scienti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, Animus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%</text:p>
          </table:table-cell>
          <table:table-cell table:style-name="ce10" table:formula="of:=([.K2] / [.K10]) * 100" office:value-type="float" office:value="31.1926605504587" calcext:value-type="float">
            <text:p>31.2</text:p>
          </table:table-cell>
          <table:table-cell table:style-name="ce5" table:formula="of:=[.K13] / 2.5" office:value-type="float" office:value="12.4770642201835" calcext:value-type="float">
            <text:p>12.48</text:p>
          </table:table-cell>
          <table:table-cell table:number-columns-repeated="2"/>
          <table:table-cell office:value-type="string" calcext:value-type="string">
            <text:p>Darkstalker, Anim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, Returned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%</text:p>
          </table:table-cell>
          <table:table-cell table:style-name="ce10" table:formula="of:=([.K3] / [.K10]) * 100" office:value-type="float" office:value="13.7614678899083" calcext:value-type="float">
            <text:p>13.8</text:p>
          </table:table-cell>
          <table:table-cell table:style-name="ce5" table:formula="of:=[.K14] / 2.5" office:value-type="float" office:value="5.5045871559633" calcext:value-type="float">
            <text:p>5.50</text:p>
          </table:table-cell>
          <table:table-cell table:number-columns-repeated="2"/>
          <table:table-cell office:value-type="string" calcext:value-type="string">
            <text:p>Darkstalker, Return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Fathom, Companion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U%</text:p>
          </table:table-cell>
          <table:table-cell table:style-name="ce10" table:formula="of:=([.K3] / [.K10]) * 100" office:value-type="float" office:value="13.7614678899083" calcext:value-type="float">
            <text:p>13.8</text:p>
          </table:table-cell>
          <table:table-cell table:style-name="ce5" table:formula="of:=[.K15] / 2.5" office:value-type="float" office:value="5.5045871559633" calcext:value-type="float">
            <text:p>5.50</text:p>
          </table:table-cell>
          <table:table-cell table:number-columns-repeated="2"/>
          <table:table-cell office:value-type="string" calcext:value-type="string">
            <text:p>Fathom, Companio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Freedom, Free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%</text:p>
          </table:table-cell>
          <table:table-cell table:style-name="ce10" table:formula="of:=([.K5] / [.K10]) * 100" office:value-type="float" office:value="18.348623853211" calcext:value-type="float">
            <text:p>18.3</text:p>
          </table:table-cell>
          <table:table-cell table:style-name="ce5" table:formula="of:=[.K16] / 2.5" office:value-type="float" office:value="7.3394495412844" calcext:value-type="float">
            <text:p>7.34</text:p>
          </table:table-cell>
          <table:table-cell table:number-columns-repeated="2"/>
          <table:table-cell office:value-type="string" calcext:value-type="string">
            <text:p>Freedom, Free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Glory, Lea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%</text:p>
          </table:table-cell>
          <table:table-cell table:style-name="ce10" table:formula="of:=([.K6] / [.K10]) * 100" office:value-type="float" office:value="15.5963302752294" calcext:value-type="float">
            <text:p>15.6</text:p>
          </table:table-cell>
          <table:table-cell table:style-name="ce5" table:formula="of:=[.K17] / 2.5" office:value-type="float" office:value="6.23853211009174" calcext:value-type="float">
            <text:p>6.24</text:p>
          </table:table-cell>
          <table:table-cell table:number-columns-repeated="2"/>
          <table:table-cell office:value-type="string" calcext:value-type="string">
            <text:p>Glory, Lea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Glory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Glory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Hope, Renewed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Hailstorm, Lo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Luna, Surviv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Hope, Renewe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Lynx, Advis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ndigo, Vengeful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Transform only, no cast</text:p>
          </table:table-cell>
        </table:table-row>
        <table:table-row table:style-name="ro1">
          <table:table-cell office:value-type="string" calcext:value-type="string">
            <text:p>Moon, Mindread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ndigo, Warri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oorhen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Kinkajou, Figh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orrowseer, Prophet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una, Surviv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eril, Firescales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Lynx, Advis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yrite, Found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on, Mindread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Qibli, Rogue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orhen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Ruby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orrowseer, Prophe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carlet, Vicious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eacemaker, Dragone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nowfall, Princess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eril, Firescale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nowfall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yrite, Found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tarflight, Teach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Qibli, Rogue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undew, Revolutionary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uby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Sunny, Peacekeep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carlet, Vicio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e First Animus</text:p>
          </table:table-cell>
          <table:table-cell office:value-type="string" calcext:value-type="string">
            <text:p>Creatur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ky, Snail Enthusiast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orn, Queen</text:p>
          </table:table-cell>
          <table:table-cell office:value-type="string" calcext:value-type="string">
            <text:p>Creatur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nowfall, Princes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horn, Scorpion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nowfall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sunami, Warrio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tarflight, Teach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Turtle, Writ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undew, Revolutionary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hiteout, Painter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Sunny, Peacekeep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Winter, Royal</text:p>
          </table:table-cell>
          <table:table-cell office:value-type="string" calcext:value-type="string">
            <text:p>Creatur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e First Animus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’s Bracelet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orn, Quee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arkstalker’s Scroll</text:p>
          </table:table-cell>
          <table:table-cell office:value-type="string" calcext:value-type="string">
            <text:p>Artifact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horn, Scorpion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Doubling Bowl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sunami, Warri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Eye of Onyx</text:p>
          </table:table-cell>
          <table:table-cell office:value-type="string" calcext:value-type="string">
            <text:p>Artifact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Turtle, Writer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SPELLBOOK: Doubling Bowl, Invisibility Stick, Searching Coral, Turtle’s Rock</text:p>
          </table:table-cell>
        </table:table-row>
        <table:table-row table:style-name="ro1">
          <table:table-cell office:value-type="string" calcext:value-type="string">
            <text:p>Invisibility Stick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hiteout, Painte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Mightyclaws’ Earring</text:p>
          </table:table-cell>
          <table:table-cell office:value-type="string" calcext:value-type="string">
            <text:p>Artifact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inter, Royal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Orca’s Statue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Wren, Ambassador</text:p>
          </table:table-cell>
          <table:table-cell office:value-type="string" calcext:value-type="string">
            <text:p>Creature</text:p>
          </table:table-cell>
          <table:table-cell/>
        </table:table-row>
        <table:table-row table:style-name="ro1">
          <table:table-cell office:value-type="string" calcext:value-type="string">
            <text:p>Pyrite’s Necklace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’s Bracelet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Searching Coral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arkstalker’s Scrol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Obsidian Mirror</text:p>
          </table:table-cell>
          <table:table-cell office:value-type="string" calcext:value-type="string">
            <text:p>Artifac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Doubling Bow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urtle’s Rock</text:p>
          </table:table-cell>
          <table:table-cell office:value-type="string" calcext:value-type="string">
            <text:p>Artifac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Eye of Onyx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Brightest Night</text:p>
          </table:table-cell>
          <table:table-cell office:value-type="string" calcext:value-type="string">
            <text:p>Sorce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earless’ Bracelet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Dragonet Prophecy</text:p>
          </table:table-cell>
          <table:table-cell office:value-type="string" calcext:value-type="string">
            <text:p>Enchantment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Indigo, Trapped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Scorching</text:p>
          </table:table-cell>
          <table:table-cell office:value-type="string" calcext:value-type="string">
            <text:p>Sorcer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Invisibility Stick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office:value-type="string" calcext:value-type="string">
            <text:p>The Scorching</text:p>
          </table:table-cell>
          <table:table-cell office:value-type="string" calcext:value-type="string">
            <text:p>Sorcer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Mightyclaws’ Earring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Orca’s Statue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Pyrite’s Necklace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Searching Coral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Moon Globe Tree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now :(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Obsidian Mirror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urtle’s Rock</text:p>
          </table:table-cell>
          <table:table-cell office:value-type="string" calcext:value-type="string">
            <text:p>Artifac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Brightest Night</text:p>
          </table:table-cell>
          <table:table-cell office:value-type="string" calcext:value-type="string">
            <text:p>Sorcery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office:value-type="string" calcext:value-type="string">
            <text:p>The Dragonet Prophecy</text:p>
          </table:table-cell>
          <table:table-cell office:value-type="string" calcext:value-type="string">
            <text:p>Enchantment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3"/>
          <table:table-cell table:number-columns-repeated="5"/>
          <table:table-cell office:value-type="string" calcext:value-type="string">
            <text:p>The Scorching</text:p>
          </table:table-cell>
          <table:table-cell office:value-type="string" calcext:value-type="string">
            <text:p>Sorcery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Jade Mountain Academy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Diamond Caves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Great Ice Cliff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Poison Jungle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The Skywing Arena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Where-No-Dragon-Goes-Hungry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Dragonet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Flamesilk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oon Globe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Mudwing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Outclaw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eawing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1" table:number-rows-repeated="104849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 style:data-style-name="N2" text:time-value="14:06:36.6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13:40:54.042000000</meta:creation-date>
    <dc:date>2024-12-15T14:54:57.766000000</dc:date>
    <meta:editing-duration>PT13M50S</meta:editing-duration>
    <meta:editing-cycles>3</meta:editing-cycles>
    <meta:generator>LibreOffice/24.8.3.2$Windows_X86_64 LibreOffice_project/48a6bac9e7e268aeb4c3483fcf825c94556d9f92</meta:generator>
    <meta:document-statistic meta:table-count="1" meta:cell-count="641" meta:object-count="0"/>
  </office:meta>
</office:document-meta>
</file>